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ela1" style:family="table">
      <style:table-properties style:width="1.931cm" fo:margin-left="4.932cm" table:align="left"/>
    </style:style>
    <style:style style:name="Tabela1.A" style:family="table-column">
      <style:table-column-properties style:column-width="0.609cm"/>
    </style:style>
    <style:style style:name="Tabela1.C" style:family="table-column">
      <style:table-column-properties style:column-width="0.714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C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" style:family="table">
      <style:table-properties style:width="1.931cm" fo:margin-left="4.932cm" table:align="left"/>
    </style:style>
    <style:style style:name="Tabela2.A" style:family="table-column">
      <style:table-column-properties style:column-width="0.609cm"/>
    </style:style>
    <style:style style:name="Tabela2.C" style:family="table-column">
      <style:table-column-properties style:column-width="0.714cm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C1" style:family="table-cell">
      <style:table-cell-properties fo:padding="0.097cm" fo:border="0.05pt solid #000000"/>
    </style:style>
    <style:style style:name="Tabela2.A2" style:family="table-cell">
      <style:table-cell-properties fo:padding="0.097cm" fo:border-left="0.05pt solid #000000" fo:border-right="none" fo:border-top="none" fo:border-bottom="0.05pt solid #000000"/>
    </style:style>
    <style:style style:name="Tabela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4.101cm" fo:margin-left="4.932cm" table:align="left"/>
    </style:style>
    <style:style style:name="Tabela3.A" style:family="table-column">
      <style:table-column-properties style:column-width="0.609cm"/>
    </style:style>
    <style:style style:name="Tabela3.B" style:family="table-column">
      <style:table-column-properties style:column-width="0.582cm"/>
    </style:style>
    <style:style style:name="Tabela3.F" style:family="table-column">
      <style:table-column-properties style:column-width="0.503cm"/>
    </style:style>
    <style:style style:name="Tabe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3.G1" style:family="table-cell">
      <style:table-cell-properties fo:padding="0.097cm" fo:border="0.05pt solid #000000"/>
    </style:style>
    <style:style style:name="Tabela3.A2" style:family="table-cell">
      <style:table-cell-properties fo:padding="0.097cm" fo:border-left="0.05pt solid #000000" fo:border-right="none" fo:border-top="none" fo:border-bottom="0.05pt solid #000000"/>
    </style:style>
    <style:style style:name="Tabela3.G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4" style:family="table">
      <style:table-properties style:width="1.931cm" fo:margin-left="4.932cm" table:align="left"/>
    </style:style>
    <style:style style:name="Tabela4.A" style:family="table-column">
      <style:table-column-properties style:column-width="0.609cm"/>
    </style:style>
    <style:style style:name="Tabela4.C" style:family="table-column">
      <style:table-column-properties style:column-width="0.714cm"/>
    </style:style>
    <style:style style:name="Tabe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4.C1" style:family="table-cell">
      <style:table-cell-properties fo:padding="0.097cm" fo:border="0.05pt solid #000000"/>
    </style:style>
    <style:style style:name="Tabela4.A2" style:family="table-cell">
      <style:table-cell-properties fo:padding="0.097cm" fo:border-left="0.05pt solid #000000" fo:border-right="none" fo:border-top="none" fo:border-bottom="0.05pt solid #000000"/>
    </style:style>
    <style:style style:name="Tabela4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justify" style:justify-single-word="false"/>
      <style:text-properties officeooo:rsid="001ab562" officeooo:paragraph-rsid="001ab562"/>
    </style:style>
    <style:style style:name="P2" style:family="paragraph" style:parent-style-name="Standard">
      <style:paragraph-properties fo:text-align="justify" style:justify-single-word="false"/>
      <style:text-properties officeooo:rsid="001bf8cd" officeooo:paragraph-rsid="001bf8cd"/>
    </style:style>
    <style:style style:name="P3" style:family="paragraph" style:parent-style-name="Standard">
      <style:paragraph-properties fo:text-align="justify" style:justify-single-word="false"/>
      <style:text-properties officeooo:rsid="001ce6b6" officeooo:paragraph-rsid="001bf8cd"/>
    </style:style>
    <style:style style:name="P4" style:family="paragraph" style:parent-style-name="Standard">
      <style:paragraph-properties fo:text-align="justify" style:justify-single-word="false"/>
      <style:text-properties officeooo:rsid="001ce6b6" officeooo:paragraph-rsid="001ce6b6"/>
    </style:style>
    <style:style style:name="P5" style:family="paragraph" style:parent-style-name="Standard">
      <style:paragraph-properties fo:text-align="justify" style:justify-single-word="false"/>
      <style:text-properties officeooo:rsid="001e8dc9" officeooo:paragraph-rsid="001e8dc9"/>
    </style:style>
    <style:style style:name="P6" style:family="paragraph" style:parent-style-name="Standard">
      <style:paragraph-properties fo:text-align="justify" style:justify-single-word="false"/>
      <style:text-properties fo:font-weight="bold" officeooo:rsid="001ce6b6" officeooo:paragraph-rsid="001ce6b6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fo:font-weight="bold" officeooo:rsid="001e8dc9" officeooo:paragraph-rsid="001e8dc9" style:font-weight-asian="bold" style:font-weight-complex="bold"/>
    </style:style>
    <style:style style:name="P8" style:family="paragraph" style:parent-style-name="Standard">
      <style:paragraph-properties fo:text-align="justify" style:justify-single-word="false"/>
      <style:text-properties fo:font-weight="bold" officeooo:rsid="002a58b5" officeooo:paragraph-rsid="002a58b5" style:font-weight-asian="bold" style:font-weight-complex="bold"/>
    </style:style>
    <style:style style:name="P9" style:family="paragraph" style:parent-style-name="Standard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20bada" officeooo:paragraph-rsid="0020bada" style:font-weight-asian="bold" style:font-weight-complex="bold"/>
    </style:style>
    <style:style style:name="P11" style:family="paragraph" style:parent-style-name="Standard">
      <style:paragraph-properties fo:text-align="justify" style:justify-single-word="false"/>
      <style:text-properties fo:font-weight="bold" officeooo:rsid="003462da" officeooo:paragraph-rsid="003462da" style:font-weight-asian="bold" style:font-weight-complex="bold"/>
    </style:style>
    <style:style style:name="P12" style:family="paragraph" style:parent-style-name="Standard">
      <style:paragraph-properties fo:text-align="justify" style:justify-single-word="false"/>
      <style:text-properties fo:font-weight="bold" officeooo:rsid="0034c4ed" officeooo:paragraph-rsid="0034c4ed" style:font-weight-asian="bold" style:font-weight-complex="bold"/>
    </style:style>
    <style:style style:name="P13" style:family="paragraph" style:parent-style-name="Standard">
      <style:paragraph-properties fo:text-align="justify" style:justify-single-word="false"/>
      <style:text-properties fo:font-weight="bold" officeooo:rsid="003974aa" officeooo:paragraph-rsid="003974aa" style:font-weight-asian="bold" style:font-weight-complex="bold"/>
    </style:style>
    <style:style style:name="P14" style:family="paragraph" style:parent-style-name="Standard">
      <style:paragraph-properties fo:text-align="justify" style:justify-single-word="false"/>
      <style:text-properties officeooo:rsid="0020bada" officeooo:paragraph-rsid="0020bada"/>
    </style:style>
    <style:style style:name="P15" style:family="paragraph" style:parent-style-name="Standard">
      <style:paragraph-properties fo:text-align="justify" style:justify-single-word="false"/>
      <style:text-properties officeooo:rsid="002236bb" officeooo:paragraph-rsid="002236bb"/>
    </style:style>
    <style:style style:name="P16" style:family="paragraph" style:parent-style-name="Standard" style:list-style-name="L1">
      <style:paragraph-properties fo:text-align="justify" style:justify-single-word="false"/>
      <style:text-properties officeooo:rsid="002236bb" officeooo:paragraph-rsid="002236bb"/>
    </style:style>
    <style:style style:name="P17" style:family="paragraph" style:parent-style-name="Standard">
      <style:paragraph-properties fo:text-align="justify" style:justify-single-word="false"/>
      <style:text-properties officeooo:rsid="0023dacf" officeooo:paragraph-rsid="0023dacf"/>
    </style:style>
    <style:style style:name="P18" style:family="paragraph" style:parent-style-name="Standard">
      <style:paragraph-properties fo:text-align="justify" style:justify-single-word="false"/>
      <style:text-properties officeooo:rsid="0026319a" officeooo:paragraph-rsid="0026319a"/>
    </style:style>
    <style:style style:name="P19" style:family="paragraph" style:parent-style-name="Standard">
      <style:paragraph-properties fo:text-align="justify" style:justify-single-word="false"/>
      <style:text-properties officeooo:rsid="002a58b5" officeooo:paragraph-rsid="002a58b5"/>
    </style:style>
    <style:style style:name="P20" style:family="paragraph" style:parent-style-name="Standard">
      <style:paragraph-properties fo:text-align="justify" style:justify-single-word="false"/>
      <style:text-properties fo:font-weight="normal" officeooo:rsid="002a58b5" officeooo:paragraph-rsid="002a58b5" style:font-weight-asian="normal" style:font-weight-complex="normal"/>
    </style:style>
    <style:style style:name="P21" style:family="paragraph" style:parent-style-name="Standard">
      <style:paragraph-properties fo:text-align="justify" style:justify-single-word="false"/>
      <style:text-properties fo:font-weight="normal" officeooo:rsid="002a58b5" officeooo:paragraph-rsid="002d2376" style:font-weight-asian="normal" style:font-weight-complex="normal"/>
    </style:style>
    <style:style style:name="P22" style:family="paragraph" style:parent-style-name="Standard">
      <style:paragraph-properties fo:text-align="justify" style:justify-single-word="false"/>
      <style:text-properties fo:font-weight="normal" officeooo:rsid="002a58b5" officeooo:paragraph-rsid="00311fbb" style:font-weight-asian="normal" style:font-weight-complex="normal"/>
    </style:style>
    <style:style style:name="P23" style:family="paragraph" style:parent-style-name="Standard">
      <style:paragraph-properties fo:text-align="justify" style:justify-single-word="false"/>
      <style:text-properties fo:font-weight="normal" officeooo:rsid="002a58b5" officeooo:paragraph-rsid="002c0154" style:font-weight-asian="normal" style:font-weight-complex="normal"/>
    </style:style>
    <style:style style:name="P24" style:family="paragraph" style:parent-style-name="Standard">
      <style:paragraph-properties fo:text-align="justify" style:justify-single-word="false"/>
      <style:text-properties fo:font-weight="normal" officeooo:rsid="002a58b5" officeooo:paragraph-rsid="002e9f3a" style:font-weight-asian="normal" style:font-weight-complex="normal"/>
    </style:style>
    <style:style style:name="P25" style:family="paragraph" style:parent-style-name="Standard">
      <style:paragraph-properties fo:text-align="justify" style:justify-single-word="false"/>
      <style:text-properties fo:font-weight="normal" officeooo:rsid="002a58b5" officeooo:paragraph-rsid="0036768f" style:font-weight-asian="normal" style:font-weight-complex="normal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2d2376" officeooo:paragraph-rsid="00311fbb" style:font-weight-asian="normal" style:font-weight-complex="normal"/>
    </style:style>
    <style:style style:name="P27" style:family="paragraph" style:parent-style-name="Standard">
      <style:paragraph-properties fo:text-align="center" style:justify-single-word="false"/>
      <style:text-properties fo:font-size="16pt" fo:font-weight="bold" officeooo:rsid="001ab562" officeooo:paragraph-rsid="001ab562" style:font-size-asian="16pt" style:font-weight-asian="bold" style:font-size-complex="16pt" style:font-weight-complex="bold"/>
    </style:style>
    <style:style style:name="P28" style:family="paragraph" style:parent-style-name="Standard">
      <style:paragraph-properties fo:text-align="justify" style:justify-single-word="false"/>
      <style:text-properties officeooo:rsid="003462da" officeooo:paragraph-rsid="003462da"/>
    </style:style>
    <style:style style:name="P29" style:family="paragraph" style:parent-style-name="Standard">
      <style:paragraph-properties fo:text-align="justify" style:justify-single-word="false"/>
      <style:text-properties officeooo:paragraph-rsid="003974aa"/>
    </style:style>
    <style:style style:name="P30" style:family="paragraph" style:parent-style-name="Standard">
      <style:paragraph-properties fo:text-align="justify" style:justify-single-word="false"/>
      <style:text-properties officeooo:rsid="0034c4ed" officeooo:paragraph-rsid="0034c4ed"/>
    </style:style>
    <style:style style:name="P31" style:family="paragraph" style:parent-style-name="Standard">
      <style:paragraph-properties fo:text-align="justify" style:justify-single-word="false"/>
      <style:text-properties officeooo:rsid="003974aa" officeooo:paragraph-rsid="003974aa"/>
    </style:style>
    <style:style style:name="P32" style:family="paragraph" style:parent-style-name="Standard">
      <style:paragraph-properties fo:text-align="justify" style:justify-single-word="false" fo:break-before="page"/>
      <style:text-properties fo:font-weight="bold" officeooo:rsid="002a58b5" officeooo:paragraph-rsid="002a58b5" style:font-weight-asian="bold" style:font-weight-complex="bold"/>
    </style:style>
    <style:style style:name="P33" style:family="paragraph" style:parent-style-name="Standard">
      <style:paragraph-properties fo:text-align="justify" style:justify-single-word="false" fo:break-before="page"/>
      <style:text-properties fo:font-weight="bold" officeooo:rsid="003974aa" officeooo:paragraph-rsid="003974aa" style:font-weight-asian="bold" style:font-weight-complex="bold"/>
    </style:style>
    <style:style style:name="P34" style:family="paragraph" style:parent-style-name="Text_20_body">
      <style:paragraph-properties fo:text-align="justify" style:justify-single-word="false"/>
      <style:text-properties officeooo:rsid="001ab562" officeooo:paragraph-rsid="001ab562"/>
    </style:style>
    <style:style style:name="P35" style:family="paragraph" style:parent-style-name="Text_20_body">
      <style:paragraph-properties fo:text-align="justify" style:justify-single-word="false"/>
      <style:text-properties fo:font-weight="bold" officeooo:rsid="001ab562" officeooo:paragraph-rsid="001ab562" style:font-weight-asian="bold" style:font-weight-complex="bold"/>
    </style:style>
    <style:style style:name="P36" style:family="paragraph" style:parent-style-name="Text_20_body">
      <style:paragraph-properties fo:text-align="justify" style:justify-single-word="false"/>
    </style:style>
    <style:style style:name="P37" style:family="paragraph" style:parent-style-name="Text_20_body">
      <style:paragraph-properties fo:text-align="justify" style:justify-single-word="false"/>
      <style:text-properties officeooo:paragraph-rsid="001ab562"/>
    </style:style>
    <style:style style:name="P38" style:family="paragraph" style:parent-style-name="Table_20_Contents">
      <style:paragraph-properties fo:text-align="justify" style:justify-single-word="false"/>
      <style:text-properties officeooo:rsid="002c0154" officeooo:paragraph-rsid="002c0154"/>
    </style:style>
    <style:style style:name="P39" style:family="paragraph" style:parent-style-name="Table_20_Contents">
      <style:paragraph-properties fo:text-align="justify" style:justify-single-word="false"/>
      <style:text-properties officeooo:rsid="002c0154" officeooo:paragraph-rsid="002e9f3a"/>
    </style:style>
    <style:style style:name="P40" style:family="paragraph" style:parent-style-name="Table_20_Contents">
      <style:paragraph-properties fo:text-align="justify" style:justify-single-word="false"/>
      <style:text-properties officeooo:rsid="002d2376" officeooo:paragraph-rsid="002d2376"/>
    </style:style>
    <style:style style:name="P41" style:family="paragraph" style:parent-style-name="Table_20_Contents">
      <style:paragraph-properties fo:text-align="justify" style:justify-single-word="false"/>
    </style:style>
    <style:style style:name="P42" style:family="paragraph" style:parent-style-name="Table_20_Contents">
      <style:paragraph-properties fo:text-align="justify" style:justify-single-word="false"/>
      <style:text-properties officeooo:paragraph-rsid="002c0154"/>
    </style:style>
    <style:style style:name="P43" style:family="paragraph" style:parent-style-name="Table_20_Contents">
      <style:paragraph-properties fo:text-align="justify" style:justify-single-word="false"/>
      <style:text-properties officeooo:paragraph-rsid="002e9f3a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11fbb" style:font-weight-asian="bold" style:font-weight-complex="bold"/>
    </style:style>
    <style:style style:name="T3" style:family="text">
      <style:text-properties fo:font-weight="bold" officeooo:rsid="002c0154" style:font-weight-asian="bold" style:font-weight-complex="bold"/>
    </style:style>
    <style:style style:name="T4" style:family="text">
      <style:text-properties fo:font-weight="bold" officeooo:rsid="0038903d" style:font-weight-asian="bold" style:font-weight-complex="bold"/>
    </style:style>
    <style:style style:name="T5" style:family="text">
      <style:text-properties fo:font-weight="bold" officeooo:rsid="003974aa" style:font-weight-asian="bold" style:font-weight-complex="bold"/>
    </style:style>
    <style:style style:name="T6" style:family="text">
      <style:text-properties officeooo:rsid="001bf8cd"/>
    </style:style>
    <style:style style:name="T7" style:family="text">
      <style:text-properties officeooo:rsid="001f3203"/>
    </style:style>
    <style:style style:name="T8" style:family="text">
      <style:text-properties officeooo:rsid="002236bb"/>
    </style:style>
    <style:style style:name="T9" style:family="text">
      <style:text-properties officeooo:rsid="0023dacf"/>
    </style:style>
    <style:style style:name="T10" style:family="text">
      <style:text-properties officeooo:rsid="0025283f"/>
    </style:style>
    <style:style style:name="T11" style:family="text">
      <style:text-properties officeooo:rsid="0026319a"/>
    </style:style>
    <style:style style:name="T12" style:family="text">
      <style:text-properties officeooo:rsid="00291838"/>
    </style:style>
    <style:style style:name="T13" style:family="text">
      <style:text-properties officeooo:rsid="002c0154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3974aa" style:font-weight-asian="normal" style:font-weight-complex="normal"/>
    </style:style>
    <style:style style:name="T16" style:family="text">
      <style:text-properties officeooo:rsid="002d2376"/>
    </style:style>
    <style:style style:name="T17" style:family="text">
      <style:text-properties officeooo:rsid="002f2678"/>
    </style:style>
    <style:style style:name="T18" style:family="text">
      <style:text-properties fo:color="#000000" style:text-line-through-style="none" style:text-line-through-type="none" fo:font-style="normal" style:text-underline-style="none" fo:font-weight="bold" officeooo:rsid="001ab562" style:font-style-asian="normal" style:font-weight-asian="bold" style:font-style-complex="normal" style:font-weight-complex="bold"/>
    </style:style>
    <style:style style:name="T19" style:family="text">
      <style:text-properties fo:color="#000000" style:text-line-through-style="none" style:text-line-through-type="none" fo:font-style="normal" style:text-underline-style="none" style:font-style-asian="normal" style:font-style-complex="normal"/>
    </style:style>
    <style:style style:name="T20" style:family="text">
      <style:text-properties fo:color="#000000" style:text-line-through-style="none" style:text-line-through-type="none" fo:font-style="normal" style:text-underline-style="none" officeooo:rsid="001ab562" style:font-style-asian="normal" style:font-style-complex="normal"/>
    </style:style>
    <style:style style:name="T21" style:family="text">
      <style:text-properties fo:color="#000000" style:text-line-through-style="none" style:text-line-through-type="none" fo:font-style="normal" style:text-underline-style="none" fo:font-weight="normal" officeooo:rsid="001ab562" style:font-style-asian="normal" style:font-weight-asian="normal" style:font-style-complex="normal" style:font-weight-complex="normal"/>
    </style:style>
    <style:style style:name="T22" style:family="text">
      <style:text-properties officeooo:rsid="0036768f"/>
    </style:style>
    <style:style style:name="T23" style:family="text">
      <style:text-properties officeooo:rsid="0037197f"/>
    </style:style>
    <style:style style:name="T24" style:family="text">
      <style:text-properties officeooo:rsid="0038903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7">Anderson Andrei da Silva, 8944025</text:p>
      <text:p text:style-name="P27">Relatório EP2 – Resta <text:span text:style-name="T17">U</text:span>m</text:p>
      <text:p text:style-name="P1"/>
      <text:p text:style-name="P9"><text:span text:style-name="T24">1.0 </text:span>BACKTRACKING:</text:p>
      <text:p text:style-name="P1"/>
      <text:p text:style-name="P37"><text:span text:style-name="T21"><text:tab/>Backtracking</text:span><text:span text:style-name="T18"> </text:span><text:span text:style-name="T20">é um tipo de algoritmo que representa um refinamento da busca por força bruta, em que múltiplas soluções podem ser eliminadas sem serem explicitamente examinadas. O termo foi cunhado pelo matemático estado-unidense D. H. Lehmer na década de 1950.</text:span></text:p>
      <text:p text:style-name="P36"><text:span text:style-name="T19"><text:tab/>Uma busca inicial em um programa nessa linguagem segue o padrão busca em profundidade, ou seja, a árvore é percorrida sistematicamente de cima para baixo e da esquerda para direita. Quando essa pesquisa falha, ou é encontrado um nodo terminal da árvore, entra em funcionamento o mecanismo de backtracking. Esse procedimento faz com que o sistema retorne pelo mesmo caminho percorrido com a finalidade de encontrar soluções alternativas.</text:span></text:p>
      <text:p text:style-name="P35"><text:span text:style-name="T24">2.0 </text:span>APLICAÇÃO LOCAL:</text:p>
      <text:p text:style-name="P34"><text:tab/>Aqui utilizaremos o backtracking para achar uma solução, caso exista, para o problema do resta um (modificado de acordo com o anunciado deste exercício programa).</text:p>
      <text:p text:style-name="P34"><text:tab/>Como dito à cima, o mesmo executa uma busca por força bruta, onde, ao encontrar um primeiro movimento válido repetirá o procedimento até que encontre uma solução ou chegue em um estado em que nada mais pode ser feito. <text:span text:style-name="T6">Nesse</text:span> caso ele retornará e irá desfazer tudo o que a última decisão alterou e então tentará verificar outras possibilidades diferentes. Ao fim, se ainda assim não encontrar nenhuma solução e tiver percorrido todos os “caminhos” possíveis, significa que realmente aquela instância do problema não tem solução.</text:p>
      <text:p text:style-name="P2"><text:tab/>Ou seja, aqui faremos testes sistemáticos e repetitivos em todas as posições do tabuleiro cuja se encaixe nas devidas condições. Ao encontrarmos um movimento válido o faremos, o que acarretará na mudança do tabuleiro e no início de uma nova busca por mais um movimento válido. E assim prosseguiremos até cairmos em um dos dois casos já descritos.</text:p>
      <text:p text:style-name="P3"/>
      <text:p text:style-name="P6"><text:span text:style-name="T24">3.0 </text:span>IMPLEMENTAÇÃO:</text:p>
      <text:p text:style-name="P4"/>
      <text:p text:style-name="P6"><text:span text:style-name="T24">3.1 </text:span>Entrada de dados:</text:p>
      <text:p text:style-name="P4"/>
      <text:p text:style-name="P4"><text:tab/>A entrada será um tabuleiro, dado através de suas dimensões m × n (m <text:s/>é o número de linhas e n é o número de colunas) e de uma matriz m × n de {−1, 0, 1} com a seguinte interpretação: 0 representa uma posição não ocupada no tabuleiro, −1 representa uma posição com um buraco no tabuleiro e 1 representa uma posição ocupada com uma peça.</text:p>
      <text:p text:style-name="P4"/>
      <text:p text:style-name="P7"><text:span text:style-name="T24">3.2 </text:span>Saída de dados:</text:p>
      <text:p text:style-name="P7"/>
      <text:p text:style-name="P5"><text:tab/>Caso nãoseja poss<text:span text:style-name="T7">í</text:span>vel obter uma seq<text:span text:style-name="T7">u</text:span>ência de movimentos que resolve o problema seu programa dever<text:span text:style-name="T7">á</text:span> imprimir a palavra Impossivel. Caso contrário, você dever á imprimir uma sequência de movimentos que resolve o problema. Os movimentos deverão ser impressos um por linha no seguinte formato: x1:y1−x2:y2 , onde x1:y1 <text:s/>é a posição da matriz ocupada por uma peça que ficará vazia e x2:y2 é a posição do tabuleiro vazia que ficará ocupada por uma peça. Sabemos que neste movimento a posição intermediária deverá estar originariamente ocupada por uma peça e ficará vazia.</text:p>
      <text:p text:style-name="P5"/>
      <text:p text:style-name="P10"><text:soft-page-break/><text:span text:style-name="T24">4. </text:span>DINÂMICA DO ALGORITMO:</text:p>
      <text:p text:style-name="P14"/>
      <text:p text:style-name="P14"><text:tab/>Como já foi dito, iremos procurar sistematicamente e repetitivamente peças que possam ser movidas, e então analisar uma possível sequência de movimentos a partir da primeira que for movida.</text:p>
      <text:p text:style-name="P14"><text:span text:style-name="T12"><text:tab/>E</text:span>stamos procurando pelos valores “1” no tabuleiro, que representam as peças, e ao encontrá-los verificamos sua vizinhança para verificar os movimentos possíve<text:span text:style-name="T12">is</text:span> para tal. A vizinhança é composta, sempre que possível, por elementos abaixo, à cima e aos lados da peça em foco. Ou seja, primeiro, dependemos da posição da peça no tabuleiro, pois se a mesma se encontrar nas margens (paredes ou limites da matriz que está sendo utilizada) do tabuleiro, seu número de vizinhos será menor. Por exemplo, seja o tabuleiro representado por tab(3x3); seja tab[0][0] = 1; temos então que essa posição só possuirá vizinhança em 2 direções: à direita (somando valores na segunda coordenada da posição da matriz) ou à baixo (somando valores na primeira coordenada).</text:p>
      <text:p text:style-name="P14"><text:tab/>Nessas vizinhanças estamos interessados em analisar, a partir do elemento em foco, os próximos 2 vizinhos em cada direção possível. </text:p>
      <text:p text:style-name="P14">Para efeito de movimentação tem<text:span text:style-name="T8">os</text:span> que: o movimento só é válido se o primeiro vizinho for 1 e o segundo for -1 (“<text:span text:style-name="T12">espaços</text:span> vazi<text:span text:style-name="T12">o</text:span>s”). <text:span text:style-name="T8">Ainda utilizando o exemplo à cima, tab[0][0] teria um movimento válido se por exemplo tab[0][1] = 1 e tab[0][2] = -1.</text:span></text:p>
      <text:p text:style-name="P15"><text:tab/>Então, sendo no máximo quatro movimentos possíveis, os mesmos foram numerados de 0 a 3, respectivamente da seguinte maneira:</text:p>
      <text:p text:style-name="P15"/>
      <text:list xml:id="list4182482821189216665" text:style-name="L1">
        <text:list-item>
          <text:p text:style-name="P16">0 : movimento para à esquerda;</text:p>
        </text:list-item>
        <text:list-item>
          <text:p text:style-name="P16">1 : movimento para baixo;</text:p>
        </text:list-item>
        <text:list-item>
          <text:p text:style-name="P16">2 : movimento para à direita;</text:p>
        </text:list-item>
        <text:list-item>
          <text:p text:style-name="P16">3 : movimento para cima.</text:p>
        </text:list-item>
        <text:list-item>
          <text:p text:style-name="P16"/>
        </text:list-item>
      </text:list>
      <text:p text:style-name="P15"><text:tab/>Seguindo a lógica do programa, ao encontrarmos então uma peça, verificamos se essa poderá se mover para uma ou mais das 4 direções descritas. Entretanto, apenas 1 é analisada por vez, na ordem apresentada, e se ca<text:span text:style-name="T9">so for possível </text:span>a peça é movimentada imediatamente <text:span text:style-name="T9">e essa decisão (nova posição da peça movida e o movimento feito) é empilhada para futura possível alteração</text:span>.</text:p>
      <text:p text:style-name="P15"><text:tab/>Após o movimento teremos então a alteração do tabuleiro da seguinte forma: <text:span text:style-name="T12">As</text:span> que eram peças virarão espaços vazios e o que era espaço vazio virará uma peça, ou seja, valores “1” serão <text:span text:style-name="T9">substituídos</text:span> por valores “-1” e o inverso também , sempre sendo feitos em triplas. Ou seja, serão alterados os valores da origem (peça) e do destino (espaço vazio) e por consequência, o que estiver no caminho, que no caso é outra peça.</text:p>
      <text:p text:style-name="P15"/>
      <text:p text:style-name="P17"><text:tab/>A partir de um movimento possível encontrado e <text:span text:style-name="T12">executado</text:span>, o tabuleiro será percorrido desde o início para uma nova busca de poss<text:span text:style-name="T11">i</text:span>bilidades. Note que a cada movimento <text:span text:style-name="T12">executado </text:span>o tabuleiro é alterado, por isso a necessidade de se iniciar a busca do começo, pois alguma <text:span text:style-name="T12">das</text:span> alterações feita pode alterar o começo do tabuleiro, disponibilizando movimento<text:span text:style-name="T12">s</text:span> que ali não eram possíveis.</text:p>
      <text:p text:style-name="P17"><text:tab/>Caso cheguemos em um estado que nada mais pode ser feito, iniciaremos então o backtrack da seguinte maneira: desempilhamos a última decisão feita, desfazemos a mesma e então verificamos, se ao ser desfeito, o elemento em foco no momento está no fim do tabuleiro, <text:span text:style-name="T10">ou seja, no limite da dimensão da coluna da matriz, se for esse o caso, iniciaremos a busca em uma nova linha e na primeira coluna da mesma. Caso contrário, apenas somaremos “1” no valor do índice <text:s/>coluna atual.</text:span></text:p>
      <text:p text:style-name="P18"><text:tab/>E então quando chegarmos no ponto em que a pilha de decisões se encontra vazia, significa que todas as decisões tomadas já foram desfeitas e não resta mais nenhum caminho para tentar percorrer o backtrack, <text:span text:style-name="T12">assim sendo, o problema não tem solução.</text:span></text:p>
      <text:p text:style-name="P18"/>
      <text:p text:style-name="P8"><text:soft-page-break/><text:span text:style-name="T24">5. </text:span>FUNÇÕES </text:p>
      <text:p text:style-name="P19"/>
      <text:p text:style-name="P19"><text:tab/>Para a implementação do programa, foram utilizadas as seguintes funções: </text:p>
      <text:p text:style-name="P19"/>
      <text:p text:style-name="P8">/* Struct que armazena os dados (linha,coluna e movimento feito) dos movimentos que serão empilhados*/</text:p>
      <text:p text:style-name="P19">typedef struct {</text:p>
      <text:p text:style-name="P19"><text:tab/>int l;</text:p>
      <text:p text:style-name="P19"><text:tab/>int c;</text:p>
      <text:p text:style-name="P19"><text:tab/>int mv;</text:p>
      <text:p text:style-name="P19">} movimento;</text:p>
      <text:p text:style-name="P19"/>
      <text:p text:style-name="P8">/* Struct que define uma pilha */</text:p>
      <text:p text:style-name="P19">typedef struct {</text:p>
      <text:p text:style-name="P19"><text:tab/>int topo;</text:p>
      <text:p text:style-name="P19"><text:tab/>movimento *v;</text:p>
      <text:p text:style-name="P19"><text:tab/>int tam;</text:p>
      <text:p text:style-name="P19">} pilha;</text:p>
      <text:p text:style-name="P19"/>
      <text:p text:style-name="P8">/* Recebe um inteiro n e devolve uma pilha de tamanhao n alocada dinamicamente. */</text:p>
      <text:p text:style-name="P19">pilha *criaPilha (int n);</text:p>
      <text:p text:style-name="P19"/>
      <text:p text:style-name="P8">/* Recebe um ponteiro para um pilha e devolve 1 se ela estiver vazia ou 0 caso contrário.*/</text:p>
      <text:p text:style-name="P19">int pilhaVazia(pilha *p);</text:p>
      <text:p text:style-name="P19"/>
      <text:p text:style-name="P8">/* Recebe um ponteiro para um pilha e devolve 1 se ela estiver cheia ou 0 caso contrário.*/</text:p>
      <text:p text:style-name="P19">int pilhaCheia (pilha *p);</text:p>
      <text:p text:style-name="P19"/>
      <text:p text:style-name="P8">/* Recebe um ponteiro para um pilha, um ponteiro para movimento e um ponteiro para um inteiro tamanho (tam). <text:s/>Então desempilha o elemento do topo da pilha e altera diretamente os valores de movimento através do <text:s/>ponteiro recebido. */</text:p>
      <text:p text:style-name="P19">void desempilha (pilha *p, movimento *mov, int *tam);</text:p>
      <text:p text:style-name="P19"/>
      <text:p text:style-name="P8">/* Recebe o ponteiro para um pilha, um ponteiro para movimento e um ponteiro para um inteiro tamanho (tam) e empilha o movimento na pilha. */</text:p>
      <text:p text:style-name="P19">void empilha (pilha *p, movimento n, int *tam);</text:p>
      <text:p text:style-name="P19"/>
      <text:p text:style-name="P8">/* Recebe um ponteiro para pilha e devolve o elemento do topo.*/</text:p>
      <text:p text:style-name="P19">int topoPilha(pilha *p);</text:p>
      <text:p text:style-name="P19"/>
      <text:p text:style-name="P8">/* Recebe um ponteiro para um pilha e libera o espaço que foi alocado para a mesma.*/</text:p>
      <text:p text:style-name="P19">void destroiPilha(pilha *p);</text:p>
      <text:p text:style-name="P19"/>
      <text:p text:style-name="P11">/* Recebe um inteiro lin e devolve o enderaço de um vetor alocado dinamicamente de tamanho lin.*/</text:p>
      <text:p text:style-name="P28">int *criaVetor(int lin);</text:p>
      <text:p text:style-name="P28"/>
      <text:p text:style-name="P12">/* Recebe um ponteiro de inteiro e libera o espaço alocado para ele.*/</text:p>
      <text:p text:style-name="P30">void destroiVetor(int *v);</text:p>
      <text:p text:style-name="P14"/>
      <text:p text:style-name="P8">/* Recebe dois inteiros lin,col e devolve o endereço de uma matriz <text:s/>de dimensão mxn alocada dinamicamente. */</text:p>
      <text:p text:style-name="P20"><text:soft-page-break/>int **criaMatriz(int lin, int col);</text:p>
      <text:p text:style-name="P20"/>
      <text:p text:style-name="P8">/* Recebe o endereço de uma matriz, seu número de lin e colunas e zera todos os seus elementos. */</text:p>
      <text:p text:style-name="P20">void zeraMatriz(int **tab, int lin, int col);</text:p>
      <text:p text:style-name="P20"/>
      <text:p text:style-name="P8">/* Recebe o endereço de uma matriz, seu número de lin e colunas e libera o espaço que foi alocado para tal. */</text:p>
      <text:p text:style-name="P20">void destroiMatriz(int **tab, int lin, int col);</text:p>
      <text:p text:style-name="P20"/>
      <text:p text:style-name="P8">/* Recebe o endereço de uma matriz, seu número de lin e colunas e imprime a matriz */</text:p>
      <text:p text:style-name="P20">void imprimeMatriz(int **tab, int lin, int col);</text:p>
      <text:p text:style-name="P20"/>
      <text:p text:style-name="P8">/* Recebe o endereço de duas matrizes, o número de linhas e colunas de ambas (que são de mesma dimensão) e troca (ou inverte) os valores da <text:s/>primeira da seguinte forma: 1 por -1 e -1 por 1, <text:s/>e armazena na seguunda */</text:p>
      <text:p text:style-name="P20">void inverteMatriz (int **tab, int **tabInversa, int lin, int col);</text:p>
      <text:p text:style-name="P20"/>
      <text:p text:style-name="P8">/* Recebe o endereço de duas matrizes, o número de linhas e colunas de ambas (que são de mesma dimensão) compara todos os elementos de ambas verificando se todos são iguais. Se sim, devolve 1. Caso contrário, devolve 0. */</text:p>
      <text:p text:style-name="P20">int comparaMatriz (int **tabA, int **tabB, int lin, int col);</text:p>
      <text:p text:style-name="P20"/>
      <text:p text:style-name="P8">/* Recebe um ponteiro para uma matriz tab, e inteiros p,q,mov,lin,col representando respectivamente a posição (p,q) do elemento, um movimento e a dimensão da matriz tab lin x col. Devolve se é possível fazer o movimento mov no tabuleiro tab dadas <text:s/>as condições dos paramentros recebidos. <text:s/>*/</text:p>
      <text:p text:style-name="P20">int podeMover(int **tab, int p, int q, int mov, int lin, int col);</text:p>
      <text:p text:style-name="P20"/>
      <text:p text:style-name="P8">/* Recebe um ponteiro para uma matriz tab, ponteiros para inteiros p,q, espaços e peças, e um inteiro mov representando respectivamente a posição (p,q) do elemento a ser movido, o número de espaços e peças <text:s/>no tabuleiro tab e o movimento em questão. O movimento mov é feito, e as alterações necessárias são feitas <text:s/>diretamentes no tabuleiro tab. */</text:p>
      <text:p text:style-name="P20">void movePeca(int **tab,int *p, int *q, int mov, int *espacos, int *pecas);</text:p>
      <text:p text:style-name="P20"/>
      <text:p text:style-name="P8">/* Recebe um ponteiro para uma matriz tab, ponteiros para inteiros p,q, <text:s/>espaços e peças, e um inteiro mov representando respectivamente a <text:s/>posição (p,q) do elemento a ser movido, o número de espaços e peças <text:s/>no tabuleiro tab e o movimento em questão. <text:s/>O movimento mov é desfeito, e as alterações necessárias são feitas <text:s/>diretamentes no tabuleiro tab. */</text:p>
      <text:p text:style-name="P20">void voltaPeca(int **tab,int *p, int *q, int mov, int *espacos, int *pecas);</text:p>
      <text:p text:style-name="P20"/>
      <text:p text:style-name="P8">/* Recebe um ponteiro de uma matriz de inteiros e dois inteiros representando sua dimensão e devolve 1 caso for possível inverter os 1s e -1s de tab, ou 0, caso contrário.*/</text:p>
      <text:p text:style-name="P20">int restaN (int **tab, int lin, int col);</text:p>
      <text:p text:style-name="P20"/>
      <text:p text:style-name="P8"/>
      <text:p text:style-name="P32"><text:span text:style-name="T24">6.0 </text:span>RESULTADOS:</text:p>
      <text:p text:style-name="P20"/>
      <text:p text:style-name="P20"><text:tab/>Foram testadas alguns tabuleiros para efeito de testes no programa, onde todos os testados obtiveram resultados satisfatórios (os que eram possíveis foram feitos e os que não eram foi devolvido “Impossivel”). Alguns desses tabuleiros e o tempo de execução <text:span text:style-name="T23">médio (pois variou as vezes quando testado)</text:span> para eles são:</text:p>
      <text:p text:style-name="P20"/>
      <text:p text:style-name="P21"><text:tab/><text:span text:style-name="T4">a)</text:span> <text:span text:style-name="T3">Tempo de execução:</text:span><text:span text:style-name="T13"> 0m0.002s</text:span></text:p>
      <text:p text:style-name="P22"><text:tab/> <text:s text:c="3"/><text:span text:style-name="T2">Tabuleiro:</text:span><text:span text:style-name="T1"><text:tab/></text:span></text:p>
      <table:table table:name="Tabela1" table:style-name="Tabela1">
        <table:table-column table:style-name="Tabela1.A" table:number-columns-repeated="2"/>
        <table:table-column table:style-name="Tabela1.C"/>
        <table:table-row>
          <table:table-cell table:style-name="Tabela1.A1" office:value-type="string">
            <text:p text:style-name="P38">1</text:p>
          </table:table-cell>
          <table:table-cell table:style-name="Tabela1.A1" office:value-type="string">
            <text:p text:style-name="P38">1</text:p>
          </table:table-cell>
          <table:table-cell table:style-name="Tabela1.C1" office:value-type="string">
            <text:p text:style-name="P41">-<text:span text:style-name="T13">1</text:span></text:p>
          </table:table-cell>
        </table:table-row>
        <table:table-row>
          <table:table-cell table:style-name="Tabela1.A2" office:value-type="string">
            <text:p text:style-name="P38">1</text:p>
          </table:table-cell>
          <table:table-cell table:style-name="Tabela1.A2" office:value-type="string">
            <text:p text:style-name="P38">1</text:p>
          </table:table-cell>
          <table:table-cell table:style-name="Tabela1.C2" office:value-type="string">
            <text:p text:style-name="P41">-<text:span text:style-name="T13">1</text:span></text:p>
          </table:table-cell>
        </table:table-row>
        <table:table-row>
          <table:table-cell table:style-name="Tabela1.A2" office:value-type="string">
            <text:p text:style-name="P38">1</text:p>
          </table:table-cell>
          <table:table-cell table:style-name="Tabela1.A2" office:value-type="string">
            <text:p text:style-name="P38">1</text:p>
          </table:table-cell>
          <table:table-cell table:style-name="Tabela1.C2" office:value-type="string">
            <text:p text:style-name="P41">-<text:span text:style-name="T13">1</text:span></text:p>
          </table:table-cell>
        </table:table-row>
      </table:table>
      <text:p text:style-name="P20"/>
      <text:p text:style-name="P20"/>
      <text:p text:style-name="P22"><text:tab/><text:span text:style-name="T1">b)</text:span><text:span text:style-name="T3">Tempo de execução:</text:span><text:span text:style-name="T13"> 0m0.002s</text:span></text:p>
      <text:p text:style-name="P22"><text:tab/> <text:s text:c="3"/><text:span text:style-name="T2">Tabuleiro:</text:span></text:p>
      <text:p text:style-name="P22"/>
      <table:table table:name="Tabela2" table:style-name="Tabela2">
        <table:table-column table:style-name="Tabela2.A" table:number-columns-repeated="2"/>
        <table:table-column table:style-name="Tabela2.C"/>
        <table:table-row>
          <table:table-cell table:style-name="Tabela2.A1" office:value-type="string">
            <text:p text:style-name="P38">-1</text:p>
          </table:table-cell>
          <table:table-cell table:style-name="Tabela2.A1" office:value-type="string">
            <text:p text:style-name="P38">1</text:p>
          </table:table-cell>
          <table:table-cell table:style-name="Tabela2.C1" office:value-type="string">
            <text:p text:style-name="P42"><text:span text:style-name="T13">1</text:span></text:p>
          </table:table-cell>
        </table:table-row>
        <table:table-row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-1</text:p>
          </table:table-cell>
          <table:table-cell table:style-name="Tabela2.C2" office:value-type="string">
            <text:p text:style-name="P42"><text:span text:style-name="T13">1</text:span></text:p>
          </table:table-cell>
        </table:table-row>
        <table:table-row>
          <table:table-cell table:style-name="Tabela2.A2" office:value-type="string">
            <text:p text:style-name="P38">1</text:p>
          </table:table-cell>
          <table:table-cell table:style-name="Tabela2.A2" office:value-type="string">
            <text:p text:style-name="P38">1</text:p>
          </table:table-cell>
          <table:table-cell table:style-name="Tabela2.C2" office:value-type="string">
            <text:p text:style-name="P42"><text:span text:style-name="T13">1</text:span></text:p>
          </table:table-cell>
        </table:table-row>
        <table:table-row>
          <table:table-cell table:style-name="Tabela2.A2" office:value-type="string">
            <text:p text:style-name="P38">-<text:span text:style-name="T16">1</text:span></text:p>
          </table:table-cell>
          <table:table-cell table:style-name="Tabela2.A2" office:value-type="string">
            <text:p text:style-name="P40">1</text:p>
          </table:table-cell>
          <table:table-cell table:style-name="Tabela2.C2" office:value-type="string">
            <text:p text:style-name="P42">-<text:span text:style-name="T16">1</text:span></text:p>
          </table:table-cell>
        </table:table-row>
      </table:table>
      <text:p text:style-name="P23"/>
      <text:p text:style-name="P20"/>
      <text:p text:style-name="P25"><text:span text:style-name="T1"><text:tab/>c) </text:span><text:span text:style-name="T2">Tempo de execução: </text:span><text:span text:style-name="T22">0m0.037s</text:span></text:p>
      <text:p text:style-name="P22"><text:tab/> <text:s text:c="3"/><text:span text:style-name="T2">Tabuleiro:</text:span></text:p>
      <table:table table:name="Tabela3" table:style-name="Tabela3">
        <table:table-column table:style-name="Tabela3.A"/>
        <table:table-column table:style-name="Tabela3.B"/>
        <table:table-column table:style-name="Tabela3.A" table:number-columns-repeated="2"/>
        <table:table-column table:style-name="Tabela3.B"/>
        <table:table-column table:style-name="Tabela3.F"/>
        <table:table-column table:style-name="Tabela3.A"/>
        <table:table-row>
          <table:table-cell table:style-name="Tabela3.A1" office:value-type="string">
            <text:p text:style-name="P38">0</text:p>
          </table:table-cell>
          <table:table-cell table:style-name="Tabela3.A1" office:value-type="string">
            <text:p text:style-name="P38">0</text:p>
          </table:table-cell>
          <table:table-cell table:style-name="Tabela3.A1" office:value-type="string">
            <text:p text:style-name="P38">1</text:p>
          </table:table-cell>
          <table:table-cell table:style-name="Tabela3.A1" office:value-type="string">
            <text:p text:style-name="P38">1</text:p>
          </table:table-cell>
          <table:table-cell table:style-name="Tabela3.A1" office:value-type="string">
            <text:p text:style-name="P38">1</text:p>
          </table:table-cell>
          <table:table-cell table:style-name="Tabela3.A1" office:value-type="string">
            <text:p text:style-name="P38">0</text:p>
          </table:table-cell>
          <table:table-cell table:style-name="Tabela3.G1" office:value-type="string">
            <text:p text:style-name="P38">0</text:p>
          </table:table-cell>
        </table:table-row>
        <table:table-row>
          <table:table-cell table:style-name="Tabela3.A2" office:value-type="string">
            <text:p text:style-name="P38">0</text:p>
          </table:table-cell>
          <table:table-cell table:style-name="Tabela3.A2" office:value-type="string">
            <text:p text:style-name="P38">0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0</text:p>
          </table:table-cell>
          <table:table-cell table:style-name="Tabela3.G2" office:value-type="string">
            <text:p text:style-name="P38">0</text:p>
          </table:table-cell>
        </table:table-row>
        <table:table-row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G2" office:value-type="string">
            <text:p text:style-name="P38">1</text:p>
          </table:table-cell>
        </table:table-row>
        <table:table-row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41">-<text:span text:style-name="T13">1</text:span>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G2" office:value-type="string">
            <text:p text:style-name="P38">1</text:p>
          </table:table-cell>
        </table:table-row>
        <table:table-row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G2" office:value-type="string">
            <text:p text:style-name="P38">1</text:p>
          </table:table-cell>
        </table:table-row>
        <table:table-row>
          <table:table-cell table:style-name="Tabela3.A2" office:value-type="string">
            <text:p text:style-name="P38">0</text:p>
          </table:table-cell>
          <table:table-cell table:style-name="Tabela3.A2" office:value-type="string">
            <text:p text:style-name="P38">0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0</text:p>
          </table:table-cell>
          <table:table-cell table:style-name="Tabela3.G2" office:value-type="string">
            <text:p text:style-name="P38">0</text:p>
          </table:table-cell>
        </table:table-row>
        <table:table-row>
          <table:table-cell table:style-name="Tabela3.A2" office:value-type="string">
            <text:p text:style-name="P38">0</text:p>
          </table:table-cell>
          <table:table-cell table:style-name="Tabela3.A2" office:value-type="string">
            <text:p text:style-name="P38">0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1</text:p>
          </table:table-cell>
          <table:table-cell table:style-name="Tabela3.A2" office:value-type="string">
            <text:p text:style-name="P38">0</text:p>
          </table:table-cell>
          <table:table-cell table:style-name="Tabela3.G2" office:value-type="string">
            <text:p text:style-name="P38">0</text:p>
          </table:table-cell>
        </table:table-row>
      </table:table>
      <text:p text:style-name="P26"><text:span text:style-name="T1"/></text:p>
      <text:p text:style-name="P26"><text:span text:style-name="T1"/></text:p>
      <text:p text:style-name="P26"><text:span text:style-name="T1"><text:tab/>d) </text:span><text:span text:style-name="T2">Tempo de execução:</text:span>0m0.002s</text:p>
      <text:p text:style-name="P22"><text:tab/> <text:s text:c="3"/><text:span text:style-name="T2">Tabuleiro:</text:span></text:p>
      <text:p text:style-name="P24"/>
      <table:table table:name="Tabela4" table:style-name="Tabela4">
        <table:table-column table:style-name="Tabela4.A" table:number-columns-repeated="2"/>
        <table:table-column table:style-name="Tabela4.C"/>
        <table:table-row>
          <table:table-cell table:style-name="Tabela4.A1" office:value-type="string">
            <text:p text:style-name="P39">1</text:p>
          </table:table-cell>
          <table:table-cell table:style-name="Tabela4.A1" office:value-type="string">
            <text:p text:style-name="P39">1</text:p>
          </table:table-cell>
          <table:table-cell table:style-name="Tabela4.C1" office:value-type="string">
            <text:p text:style-name="P43"><text:span text:style-name="T13">1</text:span></text:p>
          </table:table-cell>
        </table:table-row>
        <table:table-row>
          <table:table-cell table:style-name="Tabela4.A2" office:value-type="string">
            <text:p text:style-name="P39">1</text:p>
          </table:table-cell>
          <table:table-cell table:style-name="Tabela4.A2" office:value-type="string">
            <text:p text:style-name="P39">1</text:p>
          </table:table-cell>
          <table:table-cell table:style-name="Tabela4.C2" office:value-type="string">
            <text:p text:style-name="P43"><text:span text:style-name="T13">1</text:span></text:p>
          </table:table-cell>
        </table:table-row>
        <table:table-row>
          <table:table-cell table:style-name="Tabela4.A2" office:value-type="string">
            <text:p text:style-name="P39">1</text:p>
          </table:table-cell>
          <table:table-cell table:style-name="Tabela4.A2" office:value-type="string">
            <text:p text:style-name="P39">1</text:p>
          </table:table-cell>
          <table:table-cell table:style-name="Tabela4.C2" office:value-type="string">
            <text:p text:style-name="P43"><text:span text:style-name="T13">1</text:span></text:p>
          </table:table-cell>
        </table:table-row>
      </table:table>
      <text:p text:style-name="P24"/>
      <text:p text:style-name="P33">7.0 REFERÊNCIAS</text:p>
      <text:p text:style-name="P13"><text:tab/></text:p>
      <text:p text:style-name="P29"><text:span text:style-name="T5"><text:tab/></text:span><text:span text:style-name="T15">1.0 BACKTRACKING</text:span></text:p>
      <text:p text:style-name="P29"><text:span text:style-name="T15"><text:tab/><text:tab/></text:span><text:a xlink:type="simple" xlink:href="https://pt.wikipedia.org/wiki/Backtracking#cite_note-1" text:style-name="Internet_20_link" text:visited-style-name="Visited_20_Internet_20_Link"><text:span text:style-name="T15">https://pt.wikipedia.org/wiki/Backtracking#cite_note-1</text:span></text:a></text:p>
      <text:p text:style-name="P31"><text:span text:style-name="T14"><text:tab/></text:span></text:p>
      <text:p text:style-name="P31"><text:span text:style-name="T14"><text:tab/>3.1 Entrada de dados</text:span></text:p>
      <text:p text:style-name="P31"><text:span text:style-name="T14"><text:tab/>3.2 Saída de dados</text:span></text:p>
      <text:p text:style-name="P31"><text:span text:style-name="T14"><text:tab/><text:tab/></text:span><text:a xlink:type="simple" xlink:href="http://paca.ime.usp.br/pluginfile.php/100205/mod_resource/content/1/ep2.pdf" text:style-name="Internet_20_link" text:visited-style-name="Visited_20_Internet_20_Link"><text:span text:style-name="T14">http://paca.ime.usp.br/pluginfile.php/100205/mod_resource/content/1/ep2.pdf</text:span></text:a></text:p>
      <text:p text:style-name="P31"><text:span text:style-name="T14"/></text:p>
      <text:p text:style-name="P13"/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26T20:08:45.938864267</meta:creation-date>
    <dc:date>2016-09-26T22:52:48.979532340</dc:date>
    <meta:editing-duration>PT2H12M59S</meta:editing-duration>
    <meta:editing-cycles>24</meta:editing-cycles>
    <meta:generator>LibreOffice/5.1.5.2$Linux_X86_64 LibreOffice_project/10m0$Build-2</meta:generator>
    <meta:document-statistic meta:table-count="4" meta:image-count="0" meta:object-count="0" meta:page-count="6" meta:paragraph-count="179" meta:word-count="1932" meta:character-count="11205" meta:non-whitespace-character-count="9375"/>
  </office:meta>
</office:document-meta>
</file>